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татья посвящена исследованию связей романного творчества Марка Твена с фольклорной национальной традицией, а именно с юмором фронтира. Непосредственным объектом анализа стали всемирно известные произведения М. Твена “Приключения Тома Сойера” и “Приключения Гекльберри Финна”. Установлено, что устный жанр байки, небылицы, повлиявший на новеллистику писателя, играет особую роль и в повествовательной структуре его романов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5:25:00.655000000</dc:date>
    <meta:editing-duration>PT2S</meta:editing-duration>
    <meta:editing-cycles>1</meta:editing-cycles>
    <meta:document-statistic meta:table-count="0" meta:image-count="0" meta:object-count="0" meta:page-count="1" meta:paragraph-count="1" meta:word-count="52" meta:character-count="424" meta:non-whitespace-character-count="372"/>
    <meta:generator>LibreOffice/7.3.7.2$Windows_X86_64 LibreOffice_project/e114eadc50a9ff8d8c8a0567d6da8f454beeb84f</meta:generator>
  </office:meta>
</office:document-meta>
</file>